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139in" loext:contextual-spacing="false" fo:line-height="100%" fo:text-align="justify" style:justify-single-word="false"/>
    </style:style>
    <style:style style:name="P2" style:family="paragraph" style:parent-style-name="Subtitle">
      <style:paragraph-properties fo:margin-top="0in" fo:margin-bottom="0.222in" loext:contextual-spacing="false"/>
    </style:style>
    <style:style style:name="P3" style:family="paragraph" style:parent-style-name="Heading_20_3">
      <style:paragraph-properties fo:margin-top="0.222in" fo:margin-bottom="0.139in" loext:contextual-spacing="false" fo:line-height="100%" fo:text-align="justify" style:justify-single-word="false"/>
    </style:style>
    <style:style style:name="P4" style:family="paragraph" style:parent-style-name="Title" style:master-page-name="Standard">
      <style:paragraph-properties fo:margin-top="0in" fo:margin-bottom="0.0417in" loext:contextual-spacing="false"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8v1v5iubuf5"/>Wielkie Zadnie Przekleństwo</text:p>
      <text:p text:style-name="P2"><text:bookmark text:name="_ff26k63qpvo5"/>Dlaczego nie chciałbyś mieć Uroczego Znaczka?</text:p>
      <text:p text:style-name="P1">Pewnie wielu z Was zastanawiało się, jak to by było być kucykiem, do jakiej rasy by się należało, jakie miało kolory i znaczek… No właśnie. Tutaj większość ludzi wyobraża sobie coś fajnego, za rzeczy, które się lubi i w których jest się dobrym (przynajmniej we własnym mniemaniu). Mam jednak podstawy sądzić, że w serialowej rzeczywistości moglibyście się mocno rozczarować. Dlaczego?</text:p>
      <text:p text:style-name="P3"><text:bookmark text:name="_mtsbzatk2227"/>Czym są znaczki?</text:p>
      <text:p text:style-name="P1">Ciężko dokładnie powiedzieć, czym one są, mimo że w serii mówiono o tym kilka razy. Znaczek rzekomo ma oznaczać specjalny talent danego kucyka oraz w pewnym sensie go szufladkować. Ze wszystkich ras rozumnych, jakie spotkamy w serialu, tylko kuce są ich posiadaczami. Co prawda Zecora również ma coś na zadzie, ale ciężko określić, czy jest to uroczy znaczek, glif przeznaczenia czy tatuaż z paczki Laysów. Jednak skłaniałabym się ku stwierdzeniu, że jest to coś innego niż u taboretów.</text:p>
      <text:p text:style-name="P1">No ale dobrze, widzieliśmy, co się dzieje, kiedy kucyk straci znaczek, tylko czy aby na pewno? Sądzę, że nie do końca. Zaklęcie Starlight podmieniało zadnie tatuaże na symbol równości, który robił coś. Jednak jak zachowałby się dorosły pusty boczek? Trudno stwierdzić, ale pewnie straciłby tylko tę jedną umiejętność. Czyli taka Rarity powinna dalej być świetną krawcową, ponieważ jej talentem jest szukanie kamieni, a nie szycie. W końcu nie wszystkie jej kreacje zawierają klejnoty.</text:p>
      <text:p text:style-name="P1">Mimo wszystko, w finale 3 sezonu pokazano, że talentem RD jest kontrola pogody, a Rarity szycie. Jednak to zdaje się nie mieć sensu, bo jednorożka zdobyła znaczek za szukanie kamieni, a Dash za… wyścig. Co ściganie się ma do kontroli pogody? Tylko że to była sytuacja patologiczna, w której znaczki symbolizowały bardziej zamianę osobowości i wspomnień. Niekoniecznie miały coś wspólnego z tymi szkaradztwami na kucykowych tyłkach.</text:p>
      <text:p text:style-name="P1">Pamiętacie Gabby? Tę gryfkę, która chciała mieć własny znaczek? CMC były zdziwione, że ssakoptak jest świetny we wszystkim, co robi. Może po prostu kucyki są dużo bardziej ograniczone i w pewien sposób bezradne bez znaczków? To one im mówią, co powinny robić, a rasy, które nie znają swojego przeznaczenia i nie czują jego oddechu, po prostu robią swoje i się nie przejmują. W końcu chyba każdy jest dobry w więcej niż jednej rzeczy. Za to prawie nikt nie jest wybitny we wszystkim.</text:p>
      <text:p text:style-name="P1">Wreszcie, u kucyków jest duże parcie na zdobycie znaczka. Źrebak musi go znaleźć, gdyż, bo, ponieważ… No właśnie, by poznać przeznaczenie swe. Do tego dochodzi duża presja społeczeństwa. Wysunęłabym wniosek, że to niezwykle istotny element dorastania, który pokaże miejsce w kucykowym społeczeństwie.</text:p>
      <text:p text:style-name="P1">Znaczek zdaje się dawać kucowi instant zdolności. Sama zamiana tych paskudztw u królewskich sióstr dała im pewne zdolności tej drugiej. Jednak tu pokazano też, że ograniczenie działa tylko w stosunku do samego talentu, czyli nie było takiej patologicznej sytuacji jak w “Magical Mystery Cure”. W odcinku “Cutie Pox” Apple Bloom nagle zmieniła się w niesamowicie zdolną klaczkę, a przecież bez magicznego wspomagania nie zrobiłaby żadnej z tych rzeczy. Co prawda dzięki ciężkiej pracy da się wyjść poza znaczkową strefę zdolności. To zrobiła Rarity, spełniając się jako projektantka mody. Jednak nie działa tu magiczne wspomaganie.</text:p>
      <text:p text:style-name="P3"><text:bookmark text:name="_m6x72ce4n231"/>Znaczków nie dostaje się dlatego, bo się coś lubi</text:p>
      <text:p text:style-name="P1">No właśnie. Znaczek oznacza specjalny talent. Jeśli Cahan lubi śpiewać (pod prysznicem, ale się liczy!), to nie oznacza, że Cahan śpiewać potrafi. Ale dobrze, załóżmy, że Cahan lubi i umie pisać. Ludziom podobają się jej dzieła, a i sama jest zadowolona ze swojej twórczości. Czy to oznacza, że właśnie za to dostałaby znaczek? Nie. Ten oznacza wybitność w jakiejś dziedzinie. A właściwie za wybitny potencjał, przeznaczenie. Jednak nawet to może zostać zmarnowane.</text:p>
      <text:p text:style-name="P1">Sądzę, że można dostać znaczek za coś, czego się nie znosi. Co prawda większość kucyków lubi swoje znaczki, ale czy to nie jest bardziej akceptacja? Taka na zasadzie “chciałabym latać, być Wonderboltem, ale trudno, idę kopać rowy, nikt nie kopie rowów tak dobrze jak ja”. Kuce wydają się dobrze znosić swoją naturę, choć jak wiemy, Big Mac marzy o magii i lataniu. Kto wie, czy nie wolałby dostać znaczka za zdolności matematyczne?</text:p>
      <text:p text:style-name="P1">No, ale większość talentów da się znieść, nawet jeśli chciałoby się coś innego. Gorzej jeśli dostanie się coś skrajnie głupiego czy nieprzydatnego. Kto chciałby dostać znaczek za rzut podkową albo zamiatanie ulic, niech pierwszy wrzuci Apple Bloom do krateru pełnego lawy. Wybitne sprzątanie, wybitne sikanie na odległość, wybitne “doczep kucykowi ogon”. Słabo, nie?</text:p>
      <text:p text:style-name="P1">Poza tym nawet jeśli znaczek jest fajny, to można go nie lubić. Wyobraź sobie, że marzysz o tym, by zostać wybitnym sportowcem, lubisz biegać, latać oraz grać na komputerze. Za to w nosie masz literaturę. BUM! Znaczek za wiersz na equestriański w szkole. Wszyscy ci gratulują, nauczycielka, ta stara prukwa, płacze ze wzruszenia i wróży ci świetlaną przyszłość. Niby super, ale… Dalej nie cierpisz poezji.</text:p>
      <text:p text:style-name="P1">A można trafić jeszcze gorzej i w serialu pojawia się taki ktoś. Pozwólcie, że przypomnę Wam Trouble Shoesa. To ten wielki koń, który wszystko rozwalał, bo nie ogarniał własnego ciała i miał pecha. Co prawda CMC wmówiły mu, że jego talentem jest bycie clownem na rodeo, ale… Nie dostały za to znaczków. Dostały je dopiero za nawrócenie Diamond Tiary na jasną stronę mocy. A przecież ich przeznaczeniem jest pomaganie innym kucykom w znaczkowych problemach, więc powinny znaleźć swoje już wtedy. To ma tylko jedno logiczne uzasadnienie poza “twórcy wtedy o tym nie myśleli” i jest to: prawdziwym talentem Trouble Shoesa jest bycie pechowcem i ciamajdą. </text:p>
      <text:p text:style-name="P1">CMC jedynie pokazały mu, jak może to wykorzystać, by jego sytuacja nie była aż tak zła. Ale czy ogier nie wolałby być sprawnym, zręcznym clownem czy innym uczestnikiem rodeo? Pewnie tak. Ale na bezzadziu i pech clopać, czy jakoś tak. Poza tym, życie toczy się również poza pokazami, a Trouble Shoes do końca życia będzie się zmagać ze swoim uroczym przekleństwem. Chyba że poprosi Starlight o pomoc. W jego przypadku chyba całkowita przeciętność we wszystkim byłaby przydatna.</text:p>
      <text:p text:style-name="P3"><text:bookmark text:name="_pi3safytesys"/>Potencjalne problemy z zatrudnieniem</text:p>
      <text:p text:style-name="P1">Ciekawe, czy equestriańscy pracodawcy pytają o znaczki na rozmowach kwalifikacyjnych. W końcu znaczek to swego rodzaju gwarancja. Klacz z różą pewnie zna się na różach, a ogier z kotletem na smażeniu mielonych. Jeśli prowadzicie budkę z kebabem, to chyba wolelibyście kuca, którego talent jest związany z przyrządzaniem żywności (albo przynajmniej efektywną sprzedażą). Albo czy chcielibyście na odpowiedzialne stanowisko kogoś, kto ma na zadku papier toaletowy (zakładam, że firma nie zajmuje się jego produkcją)?</text:p>
      <text:p text:style-name="P1">W snach Apple Bloom znaczek przypisywał kuca do określonej roboty, chociaż nie traktowałabym tego poważnie. W końcu Trixie pracowała na farmie kamieni. W sumie ciekawe, jak ta banda amiszów odkryła swoje znaczki i czemu prowadzą takie smutne życie. Może dlatego, że mieli wyjątkowo paskudne przeznaczenie?</text:p>
      <text:p text:style-name="P3"><text:bookmark text:name="_lg8u4088740a"/>Módlmy się o słońce</text:p>
      <text:p text:style-name="P1">Cóż, gdybym była kucykiem, to chciałabym dostać coś, co nie zmieni mojego życia w koszmar i do tego będzie przydatne. Przy odrobinie szczęścia jeszcze bym to lubiła i miała z tego jakieś większe profity. Jednak wszystko wskazuje na to, że Rumble miał racje, znaczki to loteria, na której można zarówno dużo wygrać, jak i dużo przegrać. Ciekawe, czy istnieje znaczek oznaczający bycie totalnym beztalenciem…</text:p>
      <text:p text:style-name="P1"/>
      <text:p text:style-name="P1">Obrazki:</text:p>
      <text:p text:style-name="P1"><text:a xlink:type="simple" xlink:href="https://spainfischer.deviantart.com/art/Trouble-Shoes-531053477" text:style-name="Internet_20_link" text:visited-style-name="Visited_20_Internet_20_Link"><text:span text:style-name="T1">https://spainfischer.deviantart.com/art/Trouble-Shoes-531053477</text:span></text:a></text:p>
      <text:p text:style-name="P1"><text:soft-page-break/><text:a xlink:type="simple" xlink:href="https://stasysolitude.deviantart.com/art/Rarity-as-Yennefer-705786485" text:style-name="Internet_20_link" text:visited-style-name="Visited_20_Internet_20_Link"><text:span text:style-name="T1">https://stasysolitude.deviantart.com/art/Rarity-as-Yennefer-705786485</text:span></text:a></text:p>
      <text:p text:style-name="P1"><text:a xlink:type="simple" xlink:href="https://tsitra360.deviantart.com/art/Running-Of-The-Leaves-706355699" text:style-name="Internet_20_link" text:visited-style-name="Visited_20_Internet_20_Link"><text:span text:style-name="T1">https://tsitra360.deviantart.com/art/Running-Of-The-Leaves-706355699</text:span></text:a></text:p>
      <text:p text:style-name="P1"><text:a xlink:type="simple" xlink:href="https://zig-word.deviantart.com/art/Starlight-677856859" text:style-name="Internet_20_link" text:visited-style-name="Visited_20_Internet_20_Link"><text:span text:style-name="T1">https://zig-word.deviantart.com/art/Starlight-677856859</text:span></text:a></text:p>
      <text:p text:style-name="P1"><text:a xlink:type="simple" xlink:href="https://yakovlev-vad.deviantart.com/art/Ponykiller-color-sketch-651931205" text:style-name="Internet_20_link" text:visited-style-name="Visited_20_Internet_20_Link"><text:span text:style-name="T1">https://yakovlev-vad.deviantart.com/art/Ponykiller-color-sketch-651931205</text:span></text:a></text:p>
      <text:p text:style-name="P1"><text:a xlink:type="simple" xlink:href="https://tsitra360.deviantart.com/art/Cloud-Reader-683839985" text:style-name="Internet_20_link" text:visited-style-name="Visited_20_Internet_20_Link"><text:span text:style-name="T1">https://tsitra360.deviantart.com/art/Cloud-Reader-683839985</text:span></text:a></text:p>
      <text:p text:style-name="P1"><text:a xlink:type="simple" xlink:href="https://tomatocoup.deviantart.com/art/Dark-magic-white-coat-676291874" text:style-name="Internet_20_link" text:visited-style-name="Visited_20_Internet_20_Link"><text:span text:style-name="T1">https://tomatocoup.deviantart.com/art/Dark-magic-white-coat-676291874</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0" meta:word-count="1158" meta:character-count="7873" meta:non-whitespace-character-count="6744"/>
    <meta:generator>LibreOfficeDev/5.1.0.3$Linux_X86_64 LibreOffice_project/</meta:generator>
  </office:meta>
</office:document-meta>
</file>